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3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12cm" fo:break-before="auto" style:use-optimal-row-height="false"/>
    </style:style>
    <style:style style:name="ro3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983cm" svg:y="1.241cm">
            <draw:object draw:notify-on-update-of-ranges="Sheet1.A1:Sheet1.A6 Sheet1.B1:Sheet1.B6 Sheet1.A1:Sheet1.A6 Sheet1.C1:Sheet1.C6 Sheet1.A1:Sheet1.A6 Sheet1.D1:Sheet1.D6 Sheet1.A1:Sheet1.A6 Sheet1.E1:Sheet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5434" calcext:value-type="float">
            <text:p>0.005434</text:p>
          </table:table-cell>
          <table:table-cell office:value-type="float" office:value="2.600664" calcext:value-type="float">
            <text:p>2.6006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3.546675" calcext:value-type="float">
            <text:p>3.546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243" calcext:value-type="float">
            <text:p>0.008243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3902" calcext:value-type="float">
            <text:p>0.03902</text:p>
          </table:table-cell>
          <table:table-cell office:value-type="float" office:value="6.614858" calcext:value-type="float">
            <text:p>6.6148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13775" calcext:value-type="float">
            <text:p>0.013775</text:p>
          </table:table-cell>
          <table:table-cell office:value-type="float" office:value="4.60425" calcext:value-type="float">
            <text:p>4.60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966" calcext:value-type="float">
            <text:p>0.00966</text:p>
          </table:table-cell>
          <table:table-cell office:value-type="float" office:value="4.569256" calcext:value-type="float">
            <text:p>4.569256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threads</text:p>
          </table:table-cell>
          <table:table-cell/>
          <table:table-cell office:value-type="string" calcext:value-type="string">
            <text:p>time_tak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159" calcext:value-type="float">
            <text:p>0.000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8243" calcext:value-type="float">
            <text:p>0.0082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511" calcext:value-type="float">
            <text:p>0.000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1049" calcext:value-type="float">
            <text:p>0.001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174" calcext:value-type="float">
            <text:p>0.0001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297" calcext:value-type="float">
            <text:p>0.0002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406" calcext:value-type="float">
            <text:p>0.000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1021" calcext:value-type="float">
            <text:p>0.0010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5434" calcext:value-type="float">
            <text:p>0.0054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1319" calcext:value-type="float">
            <text:p>0.013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3902" calcext:value-type="float">
            <text:p>0.039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13775" calcext:value-type="float">
            <text:p>0.013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966" calcext:value-type="float">
            <text:p>0.009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00664" calcext:value-type="float">
            <text:p>2.6006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.546675" calcext:value-type="float">
            <text:p>3.5466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.614858" calcext:value-type="float">
            <text:p>6.6148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60425" calcext:value-type="float">
            <text:p>4.604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569256" calcext:value-type="float">
            <text:p>4.569256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8.681cm" svg:y="7.909cm">
            <draw:object draw:notify-on-update-of-ranges="Sheet2.G11:Sheet2.G11 Sheet2.G12:Sheet2.G17 Sheet2.H11:Sheet2.H11 Sheet2.H12:Sheet2.H17 Sheet2.G11:Sheet2.G11 Sheet2.G12:Sheet2.G17 Sheet2.I11:Sheet2.I11 Sheet2.I12:Sheet2.I17 Sheet2.G11:Sheet2.G11 Sheet2.G12:Sheet2.G17 Sheet2.J11:Sheet2.J11 Sheet2.J12:Sheet2.J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_tak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038" calcext:value-type="float">
            <text:p>0.000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394" calcext:value-type="float">
            <text:p>0.000394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.000794" calcext:value-type="float">
            <text:p>0.000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451" calcext:value-type="float">
            <text:p>0.000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158" calcext:value-type="float">
            <text:p>0.001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01793" calcext:value-type="float">
            <text:p>0.001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02538" calcext:value-type="float">
            <text:p>0.00253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086" calcext:value-type="float">
            <text:p>0.0000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324" calcext:value-type="float">
            <text:p>0.0003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14675" calcext:value-type="float">
            <text:p>0.0146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0975" calcext:value-type="float">
            <text:p>0.0009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0.012581" calcext:value-type="float">
            <text:p>0.01258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1778" calcext:value-type="float">
            <text:p>0.0017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0.013309" calcext:value-type="float">
            <text:p>0.01330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02721" calcext:value-type="float">
            <text:p>0.0027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02721" calcext:value-type="float">
            <text:p>0.002721</text:p>
          </table:table-cell>
          <table:table-cell office:value-type="float" office:value="0.01809" calcext:value-type="float">
            <text:p>0.0180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005829" calcext:value-type="float">
            <text:p>0.00582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5829" calcext:value-type="float">
            <text:p>0.005829</text:p>
          </table:table-cell>
          <table:table-cell office:value-type="float" office:value="0.024869" calcext:value-type="float">
            <text:p>0.02486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7759" calcext:value-type="float">
            <text:p>0.007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14675" calcext:value-type="float">
            <text:p>0.014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12581" calcext:value-type="float">
            <text:p>0.012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13309" calcext:value-type="float">
            <text:p>0.01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1809" calcext:value-type="float">
            <text:p>0.01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24869" calcext:value-type="float">
            <text:p>0.024869</text:p>
          </table:table-cell>
          <table:table-cell table:number-columns-repeated="6"/>
        </table:table-row>
      </table:table>
      <table:table table:name="Sheet3" table:style-name="ta1">
        <table:shapes>
          <draw:frame draw:z-index="0" draw:style-name="gr1" draw:text-style-name="P1" svg:width="15.999cm" svg:height="8.999cm" svg:x="11.389cm" svg:y="2.357cm">
            <draw:object draw:notify-on-update-of-ranges="Sheet3.B6:Sheet3.B6 Sheet3.B7:Sheet3.B11 Sheet3.C6:Sheet3.C6 Sheet3.C7:Sheet3.C11 Sheet3.B6:Sheet3.B6 Sheet3.B7:Sheet3.B11 Sheet3.D6:Sheet3.D6 Sheet3.D7:Sheet3.D11 Sheet3.B6:Sheet3.B6 Sheet3.B7:Sheet3.B11 Sheet3.E6:Sheet3.E6 Sheet3.E7:Sheet3.E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792" calcext:value-type="float">
            <text:p>0.00779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34554" calcext:value-type="float">
            <text:p>0.034554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14641" calcext:value-type="float">
            <text:p>0.01464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15313" calcext:value-type="float">
            <text:p>0.0153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2237" calcext:value-type="float">
            <text:p>0.002237</text:p>
          </table:table-cell>
          <table:table-cell office:value-type="float" office:value="0.020584" calcext:value-type="float">
            <text:p>0.02058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4304" calcext:value-type="float">
            <text:p>0.004304</text:p>
          </table:table-cell>
          <table:table-cell office:value-type="float" office:value="0.028957" calcext:value-type="float">
            <text:p>0.02895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177" calcext:value-type="float">
            <text:p>0.00017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554" calcext:value-type="float">
            <text:p>0.0345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461" calcext:value-type="float">
            <text:p>0.00046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01361" calcext:value-type="float">
            <text:p>0.00136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02241" calcext:value-type="float">
            <text:p>0.00224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2" calcext:value-type="float">
            <text:p>0.00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638" calcext:value-type="float">
            <text:p>0.006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1324" calcext:value-type="float">
            <text:p>0.0013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02237" calcext:value-type="float">
            <text:p>0.00223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004304" calcext:value-type="float">
            <text:p>0.00430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7792" calcext:value-type="float">
            <text:p>0.00779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14641" calcext:value-type="float">
            <text:p>0.01464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15313" calcext:value-type="float">
            <text:p>0.01531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20584" calcext:value-type="float">
            <text:p>0.02058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28957" calcext:value-type="float">
            <text:p>0.028957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15.999cm" svg:height="8.999cm" svg:x="17.238cm" svg:y="7.978cm">
            <draw:object draw:notify-on-update-of-ranges="Sheet4.D3:Sheet4.D3 Sheet4.D4:Sheet4.D8 Sheet4.F3:Sheet4.F3 Sheet4.F4:Sheet4.F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9.289cm" svg:y="8.003cm">
            <draw:object draw:notify-on-update-of-ranges="Sheet4.D3:Sheet4.D3 Sheet4.D4:Sheet4.D8 Sheet4.E3:Sheet4.E3 Sheet4.E4:Sheet4.E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1.205cm" svg:y="17.003cm">
            <draw:object draw:notify-on-update-of-ranges="Sheet4.D3:Sheet4.D3 Sheet4.D4:Sheet4.D8 Sheet4.G3:Sheet4.G3 Sheet4.G4:Sheet4.G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17.163cm" svg:y="17.003cm">
            <draw:object draw:notify-on-update-of-ranges="Sheet4.D3:Sheet4.D3 Sheet4.D4:Sheet4.D8 Sheet4.I3:Sheet4.I3 Sheet4.I4:Sheet4.I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/>
          <table:table-cell table:style-name="ce2" office:value-type="string" calcext:value-type="string">
            <text:p>Matrix Size\#of Threa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13928" calcext:value-type="float">
            <text:p>0.013928</text:p>
          </table:table-cell>
          <table:table-cell/>
          <table:table-cell table:style-name="ce1" office:value-type="float" office:value="6.48085" calcext:value-type="float">
            <text:p>6.48085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3" table:formula="of:=SUM([.E4]/[.C26])" office:value-type="float" office:value="1" calcext:value-type="float">
            <text:p>1</text:p>
          </table:table-cell>
          <table:table-cell table:style-name="ce3" table:formula="of:=SUM([.F4]/[.C27])" office:value-type="float" office:value="1" calcext:value-type="float">
            <text:p>1</text:p>
          </table:table-cell>
          <table:table-cell table:style-name="ce3" table:formula="of:=SUM([.G4]/[.C28])" office:value-type="float" office:value="1.04157941968292" calcext:value-type="float">
            <text:p>1.0415794197</text:p>
          </table:table-cell>
          <table:table-cell table:style-name="ce3" table:formula="of:=SUM([.I4]/[.C29])" office:value-type="float" office:value="1.00013595744054" calcext:value-type="float">
            <text:p>1.0001359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" calcext:value-type="float">
            <text:p>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6625" calcext:value-type="float">
            <text:p>0.006625</text:p>
          </table:table-cell>
          <table:table-cell/>
          <table:table-cell table:style-name="ce1" office:value-type="float" office:value="6.392565" calcext:value-type="float">
            <text:p>6.392565</text:p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3" table:formula="of:=SUM([.E5]/[.C26])" office:value-type="float" office:value="0.5" calcext:value-type="float">
            <text:p>0.5</text:p>
          </table:table-cell>
          <table:table-cell table:style-name="ce3" table:formula="of:=SUM([.F5]/[.C27])" office:value-type="float" office:value="0.833333333333333" calcext:value-type="float">
            <text:p>0.8333333333</text:p>
          </table:table-cell>
          <table:table-cell table:style-name="ce3" table:formula="of:=SUM([.G5]/[.C28])" office:value-type="float" office:value="0.495438229135507" calcext:value-type="float">
            <text:p>0.4954382291</text:p>
          </table:table-cell>
          <table:table-cell table:style-name="ce3" table:formula="of:=SUM([.I5]/[.C29])" office:value-type="float" office:value="0.986511663867528" calcext:value-type="float">
            <text:p>0.98651166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6388" calcext:value-type="float">
            <text:p>0.006388</text:p>
          </table:table-cell>
          <table:table-cell/>
          <table:table-cell table:style-name="ce1" office:value-type="float" office:value="6.416627" calcext:value-type="float">
            <text:p>6.41662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3" table:formula="of:=SUM([.E6]/[.C26])" office:value-type="float" office:value="0.25" calcext:value-type="float">
            <text:p>0.25</text:p>
          </table:table-cell>
          <table:table-cell table:style-name="ce3" table:formula="of:=SUM([.F6]/[.C27])" office:value-type="float" office:value="0.722222222222222" calcext:value-type="float">
            <text:p>0.7222222222</text:p>
          </table:table-cell>
          <table:table-cell table:style-name="ce3" table:formula="of:=SUM([.G6]/[.C28])" office:value-type="float" office:value="0.477714627580018" calcext:value-type="float">
            <text:p>0.4777146276</text:p>
          </table:table-cell>
          <table:table-cell table:style-name="ce3" table:formula="of:=SUM([.I6]/[.C29])" office:value-type="float" office:value="0.990224953236659" calcext:value-type="float">
            <text:p>0.9902249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6329" calcext:value-type="float">
            <text:p>0.006329</text:p>
          </table:table-cell>
          <table:table-cell/>
          <table:table-cell table:style-name="ce1" office:value-type="float" office:value="6.42381" calcext:value-type="float">
            <text:p>6.42381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3" table:formula="of:=SUM([.E7]/[.C26])" office:value-type="float" office:value="0.25" calcext:value-type="float">
            <text:p>0.25</text:p>
          </table:table-cell>
          <table:table-cell table:style-name="ce3" table:formula="of:=SUM([.F7]/[.C27])" office:value-type="float" office:value="0.777777777777778" calcext:value-type="float">
            <text:p>0.7777777778</text:p>
          </table:table-cell>
          <table:table-cell table:style-name="ce3" table:formula="of:=SUM([.G7]/[.C28])" office:value-type="float" office:value="0.473302422973377" calcext:value-type="float">
            <text:p>0.473302423</text:p>
          </table:table-cell>
          <table:table-cell table:style-name="ce3" table:formula="of:=SUM([.I7]/[.C29])" office:value-type="float" office:value="0.991333446193956" calcext:value-type="float">
            <text:p>0.9913334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6329" calcext:value-type="float">
            <text:p>0.006329</text:p>
          </table:table-cell>
          <table:table-cell/>
          <table:table-cell table:style-name="ce1" office:value-type="float" office:value="6.418548" calcext:value-type="float">
            <text:p>6.418548</text:p>
          </table:table-cell>
          <table:table-cell table:style-name="ce1"/>
          <table:table-cell table:style-name="ce3" office:value-type="float" office:value="32" calcext:value-type="float">
            <text:p>32</text:p>
          </table:table-cell>
          <table:table-cell table:style-name="ce3" table:formula="of:=SUM([.E8]/[.C26])" office:value-type="float" office:value="0" calcext:value-type="float">
            <text:p>0</text:p>
          </table:table-cell>
          <table:table-cell table:style-name="ce3" table:formula="of:=SUM([.F8]/[.C27])" office:value-type="float" office:value="0.777777777777778" calcext:value-type="float">
            <text:p>0.7777777778</text:p>
          </table:table-cell>
          <table:table-cell table:style-name="ce3" table:formula="of:=SUM([.G8]/[.C28])" office:value-type="float" office:value="0.473302422973377" calcext:value-type="float">
            <text:p>0.473302423</text:p>
          </table:table-cell>
          <table:table-cell table:style-name="ce3" table:formula="of:=SUM([.I8]/[.C29])" office:value-type="float" office:value="0.990521405272155" calcext:value-type="float">
            <text:p>0.9905214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00014" calcext:value-type="float">
            <text:p>0.00001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000014" calcext:value-type="float">
            <text:p>0.00001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13928" calcext:value-type="float">
            <text:p>0.013928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6625" calcext:value-type="float">
            <text:p>0.006625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6388" calcext:value-type="float">
            <text:p>0.006388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06329" calcext:value-type="float">
            <text:p>0.00632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06329" calcext:value-type="float">
            <text:p>0.00632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.48085" calcext:value-type="float">
            <text:p>6.48085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.392565" calcext:value-type="float">
            <text:p>6.392565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.416627" calcext:value-type="float">
            <text:p>6.416627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6.42381" calcext:value-type="float">
            <text:p>6.42381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6.418548" calcext:value-type="float">
            <text:p>6.418548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3372" calcext:value-type="float">
            <text:p>0.013372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.479969" calcext:value-type="float">
            <text:p>6.47996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1:49:17.370706808</meta:creation-date>
    <dc:date>2016-11-11T23:15:57.127135989</dc:date>
    <meta:editing-duration>PT1H11M27S</meta:editing-duration>
    <meta:editing-cycles>4</meta:editing-cycles>
    <meta:generator>LibreOffice/4.2.8.2$Linux_X86_64 LibreOffice_project/420m0$Build-2</meta:generator>
    <meta:document-statistic meta:table-count="4" meta:cell-count="37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2.716cm" svg:y="0.185cm" style:legend-expansion="wide" chart:style-name="ch2"/>
        <chart:plot-area chart:style-name="ch3" table:cell-range-address="Sheet1.A1:Sheet1.E6" svg:x="0.32cm" svg:y="0.963cm" svg:width="15.36cm" svg:height="7.857cm">
          <chartooo:coordinate-region svg:x="0.756cm" svg:y="1.163cm" svg:width="14.83cm" svg:height="7.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" chart:class="chart:scatter">
            <chart:domain table:cell-range-address="Sheet1.A1:Sheet1.A6"/>
            <chart:data-point chart:repeated="6"/>
          </chart:series>
          <chart:series chart:style-name="ch7" chart:values-cell-range-address="Sheet1.C1:Sheet1.C6" chart:class="chart:scatter">
            <chart:data-point chart:repeated="6"/>
          </chart:series>
          <chart:series chart:style-name="ch8" chart:values-cell-range-address="Sheet1.D1:Sheet1.D6" chart:class="chart:scatter">
            <chart:data-point chart:repeated="6"/>
          </chart:series>
          <chart:series chart:style-name="ch9" chart:values-cell-range-address="Sheet1.E1:Sheet1.E6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6</svg:desc>
                </draw:g>
              </table:table-cell>
              <table:table-cell office:value-type="float" office:value="3">
                <text:p>3</text:p>
                <draw:g>
                  <svg:desc>Sheet1.B1:Sheet1.B6</svg:desc>
                </draw:g>
              </table:table-cell>
              <table:table-cell office:value-type="float" office:value="10">
                <text:p>10</text:p>
                <draw:g>
                  <svg:desc>Sheet1.C1:Sheet1.C6</svg:desc>
                </draw:g>
              </table:table-cell>
              <table:table-cell office:value-type="float" office:value="100">
                <text:p>100</text:p>
                <draw:g>
                  <svg:desc>Sheet1.D1:Sheet1.D6</svg:desc>
                </draw:g>
              </table:table-cell>
              <table:table-cell office:value-type="float" office:value="1000">
                <text:p>1000</text:p>
                <draw:g>
                  <svg:desc>Sheet1.E1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25">
                <text:p>0.000025</text:p>
              </table:table-cell>
              <table:table-cell office:value-type="float" office:value="0.005434">
                <text:p>0.005434</text:p>
              </table:table-cell>
              <table:table-cell office:value-type="float" office:value="2.600664">
                <text:p>2.600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159">
                <text:p>0.000159</text:p>
              </table:table-cell>
              <table:table-cell office:value-type="float" office:value="0.000174">
                <text:p>0.000174</text:p>
              </table:table-cell>
              <table:table-cell office:value-type="float" office:value="0.01319">
                <text:p>0.01319</text:p>
              </table:table-cell>
              <table:table-cell office:value-type="float" office:value="3.546675">
                <text:p>3.546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8243">
                <text:p>0.008243</text:p>
              </table:table-cell>
              <table:table-cell office:value-type="float" office:value="0.000297">
                <text:p>0.000297</text:p>
              </table:table-cell>
              <table:table-cell office:value-type="float" office:value="0.03902">
                <text:p>0.03902</text:p>
              </table:table-cell>
              <table:table-cell office:value-type="float" office:value="6.614858">
                <text:p>6.614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00511">
                <text:p>0.000511</text:p>
              </table:table-cell>
              <table:table-cell office:value-type="float" office:value="0.000406">
                <text:p>0.000406</text:p>
              </table:table-cell>
              <table:table-cell office:value-type="float" office:value="0.013775">
                <text:p>0.013775</text:p>
              </table:table-cell>
              <table:table-cell office:value-type="float" office:value="4.60425">
                <text:p>4.60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01049">
                <text:p>0.001049</text:p>
              </table:table-cell>
              <table:table-cell office:value-type="float" office:value="0.001021">
                <text:p>0.001021</text:p>
              </table:table-cell>
              <table:table-cell office:value-type="float" office:value="0.00966">
                <text:p>0.00966</text:p>
              </table:table-cell>
              <table:table-cell office:value-type="float" office:value="4.569256">
                <text:p>4.569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5.743cm" svg:y="0.185cm" style:legend-expansion="wide" chart:style-name="ch2"/>
        <chart:plot-area chart:style-name="ch3" table:cell-range-address="Sheet2.G11:Sheet2.J17" chart:data-source-has-labels="row" svg:x="0.32cm" svg:y="0.963cm" svg:width="15.36cm" svg:height="7.857cm">
          <chartooo:coordinate-region svg:x="1.418cm" svg:y="1.162cm" svg:width="14.075cm" svg:height="7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12:Sheet2.H17" chart:label-cell-address="Sheet2.H11:Sheet2.H11" chart:class="chart:scatter">
            <chart:domain table:cell-range-address="Sheet2.G12:Sheet2.G17"/>
            <chart:data-point chart:repeated="6"/>
          </chart:series>
          <chart:series chart:style-name="ch7" chart:values-cell-range-address="Sheet2.I12:Sheet2.I17" chart:label-cell-address="Sheet2.I11:Sheet2.I11" chart:class="chart:scatter">
            <chart:data-point chart:repeated="6"/>
          </chart:series>
          <chart:series chart:style-name="ch8" chart:values-cell-range-address="Sheet2.J12:Sheet2.J17" chart:label-cell-address="Sheet2.J11:Sheet2.J1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</text:p>
                <draw:g>
                  <svg:desc>Sheet2.H11:Sheet2.H11</svg:desc>
                </draw:g>
              </table:table-cell>
              <table:table-cell office:value-type="string">
                <text:p>10</text:p>
                <draw:g>
                  <svg:desc>Sheet2.I11:Sheet2.I11</svg:desc>
                </draw:g>
              </table:table-cell>
              <table:table-cell office:value-type="string">
                <text:p>100</text:p>
                <draw:g>
                  <svg:desc>Sheet2.J11:Sheet2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G12:Sheet2.G17</svg:desc>
                </draw:g>
              </table:table-cell>
              <table:table-cell office:value-type="float" office:value="NaN">
                <text:p>NaN</text:p>
                <draw:g>
                  <svg:desc>Sheet2.H12:Sheet2.H17</svg:desc>
                </draw:g>
              </table:table-cell>
              <table:table-cell office:value-type="float" office:value="NaN">
                <text:p>NaN</text:p>
                <draw:g>
                  <svg:desc>Sheet2.I12:Sheet2.I17</svg:desc>
                </draw:g>
              </table:table-cell>
              <table:table-cell office:value-type="float" office:value="NaN">
                <text:p>NaN</text:p>
                <draw:g>
                  <svg:desc>Sheet2.J12:Sheet2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324">
                <text:p>0.000324</text:p>
              </table:table-cell>
              <table:table-cell office:value-type="float" office:value="0.014675">
                <text:p>0.014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451">
                <text:p>0.000451</text:p>
              </table:table-cell>
              <table:table-cell office:value-type="float" office:value="0.000975">
                <text:p>0.000975</text:p>
              </table:table-cell>
              <table:table-cell office:value-type="float" office:value="0.012581">
                <text:p>0.012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1158">
                <text:p>0.001158</text:p>
              </table:table-cell>
              <table:table-cell office:value-type="float" office:value="0.001778">
                <text:p>0.001778</text:p>
              </table:table-cell>
              <table:table-cell office:value-type="float" office:value="0.013309">
                <text:p>0.013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1793">
                <text:p>0.001793</text:p>
              </table:table-cell>
              <table:table-cell office:value-type="float" office:value="0.002721">
                <text:p>0.002721</text:p>
              </table:table-cell>
              <table:table-cell office:value-type="float" office:value="0.01809">
                <text:p>0.01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02538">
                <text:p>0.002538</text:p>
              </table:table-cell>
              <table:table-cell office:value-type="float" office:value="0.005829">
                <text:p>0.005829</text:p>
              </table:table-cell>
              <table:table-cell office:value-type="float" office:value="0.024869">
                <text:p>0.0248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5.743cm" svg:y="0.185cm" style:legend-expansion="wide" chart:style-name="ch2"/>
        <chart:plot-area chart:style-name="ch3" table:cell-range-address="Sheet3.B6:Sheet3.E11" chart:data-source-has-labels="row" svg:x="0.32cm" svg:y="0.963cm" svg:width="15.36cm" svg:height="7.857cm">
          <chartooo:coordinate-region svg:x="1.418cm" svg:y="1.163cm" svg:width="14.075cm" svg:height="7.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7:Sheet3.C11" chart:label-cell-address="Sheet3.C6:Sheet3.C6" chart:class="chart:scatter">
            <chart:domain table:cell-range-address="Sheet3.B7:Sheet3.B11"/>
            <chart:data-point chart:repeated="5"/>
          </chart:series>
          <chart:series chart:style-name="ch7" chart:values-cell-range-address="Sheet3.D7:Sheet3.D11" chart:label-cell-address="Sheet3.D6:Sheet3.D6" chart:class="chart:scatter">
            <chart:data-point chart:repeated="5"/>
          </chart:series>
          <chart:series chart:style-name="ch8" chart:values-cell-range-address="Sheet3.E7:Sheet3.E11" chart:label-cell-address="Sheet3.E6:Sheet3.E6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</text:p>
                <draw:g>
                  <svg:desc>Sheet3.C6:Sheet3.C6</svg:desc>
                </draw:g>
              </table:table-cell>
              <table:table-cell office:value-type="string">
                <text:p>10</text:p>
                <draw:g>
                  <svg:desc>Sheet3.D6:Sheet3.D6</svg:desc>
                </draw:g>
              </table:table-cell>
              <table:table-cell office:value-type="string">
                <text:p>100</text:p>
                <draw:g>
                  <svg:desc>Sheet3.E6:Sheet3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3.B7:Sheet3.B11</svg:desc>
                </draw:g>
              </table:table-cell>
              <table:table-cell office:value-type="float" office:value="0.000177">
                <text:p>0.000177</text:p>
                <draw:g>
                  <svg:desc>Sheet3.C7:Sheet3.C11</svg:desc>
                </draw:g>
              </table:table-cell>
              <table:table-cell office:value-type="float" office:value="0.0002">
                <text:p>0.0002</text:p>
                <draw:g>
                  <svg:desc>Sheet3.D7:Sheet3.D11</svg:desc>
                </draw:g>
              </table:table-cell>
              <table:table-cell office:value-type="float" office:value="0.007792">
                <text:p>0.007792</text:p>
                <draw:g>
                  <svg:desc>Sheet3.E7:Sheet3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34554">
                <text:p>0.034554</text:p>
              </table:table-cell>
              <table:table-cell office:value-type="float" office:value="0.00638">
                <text:p>0.00638</text:p>
              </table:table-cell>
              <table:table-cell office:value-type="float" office:value="0.014641">
                <text:p>0.014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461">
                <text:p>0.000461</text:p>
              </table:table-cell>
              <table:table-cell office:value-type="float" office:value="0.001324">
                <text:p>0.001324</text:p>
              </table:table-cell>
              <table:table-cell office:value-type="float" office:value="0.015313">
                <text:p>0.015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1361">
                <text:p>0.001361</text:p>
              </table:table-cell>
              <table:table-cell office:value-type="float" office:value="0.002237">
                <text:p>0.002237</text:p>
              </table:table-cell>
              <table:table-cell office:value-type="float" office:value="0.020584">
                <text:p>0.020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2241">
                <text:p>0.002241</text:p>
              </table:table-cell>
              <table:table-cell office:value-type="float" office:value="0.004304">
                <text:p>0.004304</text:p>
              </table:table-cell>
              <table:table-cell office:value-type="float" office:value="0.028957">
                <text:p>0.0289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Sheet4.D3:Sheet4.E8" chart:data-source-has-labels="row" svg:x="1.331cm" svg:y="0.18cm" svg:width="12.82cm" svg:height="7.659cm">
          <chartooo:coordinate-region svg:x="3.17cm" svg:y="0.379cm" svg:width="10.794cm" svg:height="6.813cm"/>
          <chart:axis chart:dimension="x" chart:name="primary-x" chart:style-name="ch4">
            <chart:title svg:x="6.639cm" svg:y="8.019cm" chart:style-name="ch5">
              <text:p>No. of Threads</text:p>
            </chart:title>
          </chart:axis>
          <chart:axis chart:dimension="y" chart:name="primary-y" chart:style-name="ch4">
            <chart:title svg:x="0.451cm" svg:y="4.41cm" chart:style-name="ch6">
              <text:p>Time</text:p>
            </chart:title>
            <chart:grid chart:style-name="ch7" chart:class="major"/>
          </chart:axis>
          <chart:series chart:style-name="ch8" chart:values-cell-range-address="Sheet4.E4:Sheet4.E8" chart:label-cell-address="Sheet4.E3:Sheet4.E3" chart:class="chart:scatter">
            <chart:domain table:cell-range-address="Sheet4.D4:Sheet4.D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3</text:p>
                <draw:g>
                  <svg:desc>Sheet4.E3:Sheet4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4.D4:Sheet4.D8</svg:desc>
                </draw:g>
              </table:table-cell>
              <table:table-cell office:value-type="float" office:value="0.000004">
                <text:p>0.000004</text:p>
                <draw:g>
                  <svg:desc>Sheet4.E4:Sheet4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Sheet4.D3:Sheet4.D8 Sheet4.F3:Sheet4.F8" chart:data-source-has-labels="row" svg:x="1.331cm" svg:y="0.18cm" svg:width="12.635cm" svg:height="7.659cm">
          <chartooo:coordinate-region svg:x="2.984cm" svg:y="0.379cm" svg:width="10.796cm" svg:height="6.813cm"/>
          <chart:axis chart:dimension="x" chart:name="primary-x" chart:style-name="ch4">
            <chart:title svg:x="6.546cm" svg:y="8.019cm" chart:style-name="ch5">
              <text:p>No. of Threads</text:p>
            </chart:title>
          </chart:axis>
          <chart:axis chart:dimension="y" chart:name="primary-y" chart:style-name="ch4">
            <chart:title svg:x="0.451cm" svg:y="4.41cm" chart:style-name="ch6">
              <text:p>Time</text:p>
            </chart:title>
            <chart:grid chart:style-name="ch7" chart:class="major"/>
          </chart:axis>
          <chart:series chart:style-name="ch8" chart:values-cell-range-address="Sheet4.F4:Sheet4.F8" chart:label-cell-address="Sheet4.F3:Sheet4.F3" chart:class="chart:scatter">
            <chart:domain table:cell-range-address="Sheet4.D4:Sheet4.D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0</text:p>
                <draw:g>
                  <svg:desc>Sheet4.F3:Sheet4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4.D4:Sheet4.D8</svg:desc>
                </draw:g>
              </table:table-cell>
              <table:table-cell office:value-type="float" office:value="0.000018">
                <text:p>0.000018</text:p>
                <draw:g>
                  <svg:desc>Sheet4.F4:Sheet4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0014">
                <text:p>0.0000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cm" svg:y="4.201cm" style:legend-expansion="high" chart:style-name="ch2"/>
        <chart:plot-area chart:style-name="ch3" table:cell-range-address="Sheet4.D3:Sheet4.D8 Sheet4.G3:Sheet4.G8" chart:data-source-has-labels="row" svg:x="1.331cm" svg:y="0.18cm" svg:width="12.449cm" svg:height="7.659cm">
          <chartooo:coordinate-region svg:x="2.429cm" svg:y="0.379cm" svg:width="11.164cm" svg:height="6.813cm"/>
          <chart:axis chart:dimension="x" chart:name="primary-x" chart:style-name="ch4">
            <chart:title svg:x="6.453cm" svg:y="8.019cm" chart:style-name="ch5">
              <text:p>No. of Threads</text:p>
            </chart:title>
          </chart:axis>
          <chart:axis chart:dimension="y" chart:name="primary-y" chart:style-name="ch4">
            <chart:title svg:x="0.451cm" svg:y="4.41cm" chart:style-name="ch6">
              <text:p>Time</text:p>
            </chart:title>
            <chart:grid chart:style-name="ch7" chart:class="major"/>
          </chart:axis>
          <chart:series chart:style-name="ch8" chart:values-cell-range-address="Sheet4.G4:Sheet4.G8" chart:label-cell-address="Sheet4.G3:Sheet4.G3" chart:class="chart:scatter">
            <chart:domain table:cell-range-address="Sheet4.D4:Sheet4.D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00</text:p>
                <draw:g>
                  <svg:desc>Sheet4.G3:Sheet4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4.D4:Sheet4.D8</svg:desc>
                </draw:g>
              </table:table-cell>
              <table:table-cell office:value-type="float" office:value="0.013928">
                <text:p>0.013928</text:p>
                <draw:g>
                  <svg:desc>Sheet4.G4:Sheet4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6625">
                <text:p>0.006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6388">
                <text:p>0.006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6329">
                <text:p>0.006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6329">
                <text:p>0.0063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Sheet4.D3:Sheet4.D8 Sheet4.I3:Sheet4.I8" chart:data-source-has-labels="row" svg:x="1.331cm" svg:y="0.18cm" svg:width="12.264cm" svg:height="7.659cm">
          <chartooo:coordinate-region svg:x="2.243cm" svg:y="0.379cm" svg:width="11.165cm" svg:height="6.813cm"/>
          <chart:axis chart:dimension="x" chart:name="primary-x" chart:style-name="ch4">
            <chart:title svg:x="6.361cm" svg:y="8.019cm" chart:style-name="ch5">
              <text:p>No. of Threads</text:p>
            </chart:title>
          </chart:axis>
          <chart:axis chart:dimension="y" chart:name="primary-y" chart:style-name="ch4">
            <chart:title svg:x="0.451cm" svg:y="4.41cm" chart:style-name="ch6">
              <text:p>Time</text:p>
            </chart:title>
            <chart:grid chart:style-name="ch7" chart:class="major"/>
          </chart:axis>
          <chart:series chart:style-name="ch8" chart:values-cell-range-address="Sheet4.I4:Sheet4.I8" chart:label-cell-address="Sheet4.I3:Sheet4.I3" chart:class="chart:scatter">
            <chart:domain table:cell-range-address="Sheet4.D4:Sheet4.D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000</text:p>
                <draw:g>
                  <svg:desc>Sheet4.I3:Sheet4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4.D4:Sheet4.D8</svg:desc>
                </draw:g>
              </table:table-cell>
              <table:table-cell office:value-type="float" office:value="6.48085">
                <text:p>6.48085</text:p>
                <draw:g>
                  <svg:desc>Sheet4.I4:Sheet4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392565">
                <text:p>6.39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.416627">
                <text:p>6.416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.42381">
                <text:p>6.4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.418548">
                <text:p>6.4185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